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だめだ。　完全に逃げられたね、こり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えません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見張りを何人も配置したうえに、敏感の
呪術まで施したというの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や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牢も、内部から破られた形跡は無かったし、
外に置いてあったキーボックスのカギが
使われてたみ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これは、外部から何者かが手引きして
ルミィを逃がした、ってこと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あなた達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中に裏切り者がいるのではなくって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いや、俺たちは命令に従って見張ってた
　だけっす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らあらあら！　おシラを切るつもりなのですか
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でしょう、それならわたくしの操る恐怖の
凍結魔導で、大陸南部にふさわしくない置物に
して差し上げます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！！　あな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無事だったんです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無事だ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と瘴魔状態の暴走期を乗り越えたから、
戻ってきたんだ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験は大成功！　これであたしゃ、人間界で
一番の魔力を手に入れたってわけ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ば・・・ばかみたいにすごい魔力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魔界でだって、これほどの魔力を持ってる
　やつなんて、そうそういないよ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ころで、これは何の騒ぎ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とかいう小娘が、このアジトを嗅ぎ回って
いたようなので幽閉しておいた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前に脱走されちゃった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ったくあの子は、いつもいつも鋭いね～！
ほんと油断なら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今となってはどうでもいいけ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っときな！　大丈夫、大丈夫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がそう言うのでしたら、あえて探しには
行きませんけれ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新型の魔力増幅薬が成功したん
だったら、僕たちにも提供してくれるん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した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間がそれほどの魔力を手に入れられるなら、
魔界の名家であるわたくし達が服用すれば、
それはもうスゴイことに・・・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薬なら、もう無い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いっていうか、「もう作る気が無い」・・・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、あたしってさ、これでもう人間が魔力を
身にまとう実験の頂点を極めちゃったわけ
じゃ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そろそろ次のステップに移りたいんだ
よ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話が違います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の研究開発に協力する代わりに、
完成したお新型の魔力増幅薬を頂けることに
なっていたではありません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いや、もちろん最初はそのつもりだったん
だけどさあ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理！　あたしって、一度興味がついえると
もう頭が別の方に行っちゃって、どうしても
手につかなくなっちゃうんだよ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ね～！</text:p>
          </table:table-cell>
          <table:table-cell table:style-name="ce0" office:value-type="string">
            <text:p>Map242</text:p>
          </table:table-cell>
          <table:table-cell table:style-name="ce0"/>
          <table:table-cell table:style-name="ce0" office:value-type="string">
            <text:p>Sorryyy〜!</text:p>
          </table:table-cell>
          <table:table-cell table:number-columns-repeated="1020"/>
        </table:table-row>
        <table:table-row>
          <table:table-cell table:style-name="ce0" office:value-type="string">
            <text:p>つまりこれは、契約不履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裏切り行為とみなして、いいんだ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姉さ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、サッファ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裏切り者には、永久の凍獄を味わって
いただかなくてはなりませんわ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僕は水の魔導が得意だけど、これはさすがに
水に流すわけにはい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！　やっちゃうか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に言っとくけど、あたしゃまだこの魔力に
完全に慣れてないんだ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さ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手加減できないかも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1+01:00</meta:creation-date>
    <dc:date>2020-02-11T20:00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